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54e23" officeooo:paragraph-rsid="00054e23" style:font-size-asian="12.25pt" style:font-size-complex="14pt"/>
    </style:style>
    <style:style style:name="P2" style:family="paragraph" style:parent-style-name="Standard">
      <style:paragraph-properties fo:text-align="justify" style:justify-single-word="false"/>
      <style:text-properties fo:font-size="14pt" fo:font-weight="normal" officeooo:paragraph-rsid="00069d7d"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07f91a" officeooo:paragraph-rsid="0007f91a"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cb267" officeooo:paragraph-rsid="000cb267"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0d90f4" officeooo:paragraph-rsid="000d90f4"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28a38" officeooo:paragraph-rsid="00128a38"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43ba7" officeooo:paragraph-rsid="00143ba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09cef" officeooo:paragraph-rsid="00109ce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09cef" officeooo:paragraph-rsid="001b1b77"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397ab" officeooo:paragraph-rsid="00128a38"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b1b77" officeooo:paragraph-rsid="001b1b77"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0841f1" officeooo:paragraph-rsid="000841f1"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08b2bb" officeooo:paragraph-rsid="0008b2bb"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08b2bb" officeooo:paragraph-rsid="000920d0"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0abc8a" officeooo:paragraph-rsid="000abc8a"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0d90f4" officeooo:paragraph-rsid="000d90f4"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0fa6d4" officeooo:paragraph-rsid="000fa6d4"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109cef" officeooo:paragraph-rsid="00109cef"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bold" officeooo:rsid="000841f1" officeooo:paragraph-rsid="000841f1"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28a38" officeooo:paragraph-rsid="00128a38"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28a38" officeooo:paragraph-rsid="001947d2"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09cef" officeooo:paragraph-rsid="00109cef"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15a9d4" officeooo:paragraph-rsid="0015a9d4"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76cb4" officeooo:paragraph-rsid="00176cb4"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1947d2" officeooo:paragraph-rsid="001947d2"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0d90f4" officeooo:paragraph-rsid="000d90f4"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0fa6d4" officeooo:paragraph-rsid="000fa6d4"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0841f1" officeooo:paragraph-rsid="000841f1"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officeooo:rsid="00109cef" officeooo:paragraph-rsid="000fa6d4" style:font-size-asian="14pt" style:font-size-complex="14pt"/>
    </style:style>
    <style:style style:name="P30" style:family="paragraph" style:parent-style-name="Standard">
      <style:paragraph-properties fo:text-align="justify" style:justify-single-word="false"/>
      <style:text-properties fo:font-size="16pt" fo:font-weight="bold" officeooo:rsid="0008b2bb" officeooo:paragraph-rsid="0008b2bb"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fo:font-weight="bold" officeooo:rsid="000841f1" officeooo:paragraph-rsid="000841f1"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font-size="16pt" fo:font-weight="bold" officeooo:rsid="00109cef" officeooo:paragraph-rsid="00109cef"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6pt" fo:font-weight="bold" officeooo:rsid="001947d2" officeooo:paragraph-rsid="001947d2"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size="16pt" fo:font-weight="bold" officeooo:rsid="000abc8a" officeooo:paragraph-rsid="000abc8a"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fo:font-weight="bold" officeooo:rsid="000cb267" officeooo:paragraph-rsid="000cb267" style:font-size-asian="14pt" style:font-weight-asian="bold" style:font-size-complex="16pt" style:font-weight-complex="bold"/>
    </style:style>
    <style:style style:name="P36" style:family="paragraph" style:parent-style-name="Standard">
      <style:paragraph-properties fo:text-align="justify" style:justify-single-word="false"/>
      <style:text-properties fo:font-size="16pt" fo:font-weight="bold" officeooo:rsid="000d90f4" officeooo:paragraph-rsid="000d90f4" style:font-size-asian="14pt" style:font-weight-asian="bold" style:font-size-complex="16pt" style:font-weight-complex="bold"/>
    </style:style>
    <style:style style:name="P37" style:family="paragraph" style:parent-style-name="Standard">
      <style:paragraph-properties fo:text-align="justify" style:justify-single-word="false"/>
      <style:text-properties fo:font-size="16pt" fo:font-weight="bold" officeooo:rsid="00176cb4" officeooo:paragraph-rsid="00176cb4"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fo:font-weight="normal" officeooo:rsid="000cb267" officeooo:paragraph-rsid="000cb267" style:font-size-asian="14pt" style:font-weight-asian="normal" style:font-size-complex="16pt" style:font-weight-complex="normal"/>
    </style:style>
    <style:style style:name="P39" style:family="paragraph" style:parent-style-name="Standard">
      <style:paragraph-properties fo:text-align="justify" style:justify-single-word="false"/>
      <style:text-properties fo:font-size="16pt" fo:font-weight="normal" officeooo:rsid="000d90f4" officeooo:paragraph-rsid="000d90f4" style:font-size-asian="14pt" style:font-weight-asian="normal" style:font-size-complex="16pt" style:font-weight-complex="normal"/>
    </style:style>
    <style:style style:name="P40" style:family="paragraph" style:parent-style-name="Standard">
      <style:paragraph-properties fo:text-align="center" style:justify-single-word="false"/>
      <style:text-properties fo:font-size="18pt" fo:font-weight="bold" officeooo:rsid="00054e23" officeooo:paragraph-rsid="00054e23" style:font-size-asian="18pt" style:font-weight-asian="bold" style:font-size-complex="18pt" style:font-weight-complex="bold"/>
    </style:style>
    <style:style style:name="P41" style:family="paragraph" style:parent-style-name="Standard">
      <style:paragraph-properties fo:text-align="justify" style:justify-single-word="false"/>
      <style:text-properties officeooo:paragraph-rsid="000fa6d4"/>
    </style:style>
    <style:style style:name="P42" style:family="paragraph" style:parent-style-name="Standard">
      <style:paragraph-properties fo:text-align="justify" style:justify-single-word="false"/>
      <style:text-properties fo:font-size="14pt" fo:font-weight="normal" officeooo:rsid="00176cb4" officeooo:paragraph-rsid="00176cb4"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1947d2" officeooo:paragraph-rsid="00176cb4"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1947d2" officeooo:paragraph-rsid="001947d2"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19fe7d" officeooo:paragraph-rsid="001947d2"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bold" officeooo:rsid="0015a9d4" officeooo:paragraph-rsid="0015a9d4"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69d7d" style:font-weight-asian="bold" style:font-weight-complex="bold"/>
    </style:style>
    <style:style style:name="T3" style:family="text">
      <style:text-properties fo:font-weight="bold" officeooo:rsid="000841f1" style:font-weight-asian="bold" style:font-weight-complex="bold"/>
    </style:style>
    <style:style style:name="T4" style:family="text">
      <style:text-properties officeooo:rsid="00069d7d"/>
    </style:style>
    <style:style style:name="T5" style:family="text">
      <style:text-properties officeooo:rsid="000841f1"/>
    </style:style>
    <style:style style:name="T6" style:family="text">
      <style:text-properties officeooo:rsid="0008b2bb"/>
    </style:style>
    <style:style style:name="T7" style:family="text">
      <style:text-properties officeooo:rsid="000920d0"/>
    </style:style>
    <style:style style:name="T8" style:family="text">
      <style:text-properties officeooo:rsid="000cb267"/>
    </style:style>
    <style:style style:name="T9" style:family="text">
      <style:text-properties officeooo:rsid="000edfc9"/>
    </style:style>
    <style:style style:name="T10" style:family="text">
      <style:text-properties fo:font-size="14pt" fo:font-weight="normal" officeooo:rsid="000fa6d4" style:font-size-asian="12.25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officeooo:rsid="001397ab"/>
    </style:style>
    <style:style style:name="T13" style:family="text">
      <style:text-properties officeooo:rsid="0015a9d4"/>
    </style:style>
    <style:style style:name="T14" style:family="text">
      <style:text-properties fo:font-weight="normal" style:font-weight-asian="normal" style:font-weight-complex="normal"/>
    </style:style>
    <style:style style:name="T15" style:family="text">
      <style:text-properties fo:font-weight="normal" officeooo:rsid="001947d2" style:font-weight-asian="normal" style:font-weight-complex="normal"/>
    </style:style>
    <style:style style:name="T16" style:family="text">
      <style:text-properties officeooo:rsid="001b1b77"/>
    </style:style>
    <style:style style:name="T17" style:family="text">
      <style:text-properties officeooo:rsid="001dd0dc"/>
    </style:style>
    <style:style style:name="T18" style:family="text">
      <style:text-properties officeooo:rsid="001e18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ernel Bileşenleri</text:p>
      <text:p text:style-name="P1"/>
      <text:p text:style-name="P2"><text:span text:style-name="T4">İşletim sistemi ile donanımlar arasındaki iletişimi sağlayan bilgisayar yazılımsal parçacığı , işletim sistemi çekirdeği, kısaca </text:span><text:span text:style-name="T2">kernel</text:span> , <text:span text:style-name="T4">u</text:span>ygulamalar ve donanım seviyesindeki bilgi işlemleri arasında bir köprü görevi görür <text:span text:style-name="T4">ve aynı zamanda </text:span>sistemin kaynaklarını yönet<text:span text:style-name="T4">ir.</text:span></text:p>
      <text:p text:style-name="P3">Kernelin içinde bilgisayar tarafından istenilen çok basit düzeydeki fonksiyonları gerçekleştirmek için özelleşmiş <text:span text:style-name="T5">yazılım bileşenleri bulunur.İşte bunlardan bir tanesi <text:s/></text:span><text:span text:style-name="T3">dosya yöneticisi’dir.</text:span></text:p>
      <text:p text:style-name="P3"/>
      <text:p text:style-name="P31">Dosya Yöneticisi</text:p>
      <text:p text:style-name="P12">Görevi makinenin depolama alanlarını koordine etmektir.Yani depolama alanlarındaki tüm dosyaların kullanıcılar ve izinleri , <text:s/>bu dosyaların nerelerde saklandığı ya da hangi bölgede yeni dosya yaratmak için yeterli alanın bulunduğu gibi dosyalar konusunda bir çok konuda etkin olan ve bir çok kayıt tutan bir birimdir.</text:p>
      <text:p text:style-name="P12"/>
      <text:p text:style-name="P12">Kernelin bir diğer bileşeni de , makinede donanımsal olarak bulunan tüm giriş ve çıkış aygıtlarının düzgün çalışması ve bu donanımları anlamlı kılan aygıt <text:span text:style-name="T6">sürücüleri</text:span>’nın koleksiyonunu içeren birimdir.<text:span text:style-name="T6">Her aygıtın kendine göre farklılaşmış bir sürücüsü bulunmakla beraber uygun sürücülerin yüklenmesiyle beraber bir makine istenildiği gibi bu sürücüler sayesinde özelleştirilebilir.</text:span></text:p>
      <text:p text:style-name="P13"/>
      <text:p text:style-name="P13">Kernelin bir diğer bileşeni de <text:span text:style-name="T1">hafıza yöneticisi</text:span>, makinen ana hafızasındaki işlemlerin koordinasyonuyla ilgilenen birimdir.</text:p>
      <text:p text:style-name="P13"/>
      <text:p text:style-name="P30">Hafıza Yöneticisi</text:p>
      <text:p text:style-name="P14">Bilgisayarda birden fazla işlemin çoğu zaman aynı anda gerçekleştirmenin gerekliliği göz önünde bulundurulduğunda hafıza yöneticisinin görevinin ne kadar geniş olduğu görülmektedir.<text:span text:style-name="T7">Bu çokluişleme görevinde hafıza yöneticisi her programın nerede tutulduğu ve ya ne kadar çok zaman istediği gibi bilgileri tüm programlar için detaylı şekilde bilip işleyecek kadar iyi çalışmalıdır.</text:span></text:p>
      <text:p text:style-name="P14"/>
      <text:p text:style-name="P15">Bir diğer bileş<text:span text:style-name="T8">e</text:span>en de her işlem için bir kuyruk ayıran takvimleme birimidir.</text:p>
      <text:p text:style-name="P15"/>
      <text:p text:style-name="P34">Takvimleme</text:p>
      <text:p text:style-name="P15">Bir işlemin diğer işlemler ön planda ve çalışır durumda iken çalışma kuyruğunda yerini almak için boşta beklemesi gibi bir takım planlamaları koordine eden bir birimdir.</text:p>
      <text:p text:style-name="P15"/>
      <text:p text:style-name="P15">Ve son olarak bir diğer birim de tüm hareketlerin yönetimini yapan birimdir.</text:p>
      <text:p text:style-name="P15"/>
      <text:p text:style-name="P15"/>
      <text:p text:style-name="P15"/>
      <text:p text:style-name="P15"/>
      <text:p text:style-name="P35"><text:soft-page-break/>Dosya Yöneticisi</text:p>
      <text:p text:style-name="P38"/>
      <text:p text:style-name="P4">Her makinenin halihazırda bulunan belirli bir hafızası vardır.Ve bu hafızada dosya ve klasörler adını verdiğimiz yollar içerisinde saklamak istediğimiz bilgiler çeşitli yollarla saklanır.Ama sakladıktan sonra erişim kolaylığı için elbetteki bu klasörlerin birbiri içinde anlamlı sıralanması ve bu dosyaların yönetimini sağlayan bir birim gerekmektedir.</text:p>
      <text:p text:style-name="P5">Elbetteki farklı işletim sistemlerinde bu birimler farklı şekildedir.</text:p>
      <text:p text:style-name="P39"/>
      <text:p text:style-name="P36">Windows’da Dosya Yönetimi</text:p>
      <text:p text:style-name="P36"/>
      <text:p text:style-name="P18">En popüler Windows dosya yönetim birimleri şu şekildedir:</text:p>
      <text:p text:style-name="P26"><text:s/></text:p>
      <text:p text:style-name="P26">FAT</text:p>
      <text:p text:style-name="P16">Dosya ve klasörleri yönetmenin en kolay yollarından birisidir.<text:span text:style-name="T9">Aslında isminin açılımının bize referans ettiği üzere dosyaları klasörlere bölüştüren ve tanımlayıcı sektör içeren bir yönetimdir.</text:span></text:p>
      <text:p text:style-name="P17">Microsoft’un orijinal dosya sistemidir.FAT <text:s/>linux , DOS ve eski Windows işletim sistemleri tarafından desteklenir.</text:p>
      <text:p text:style-name="P17">FAT12 , FAT16 , FAT32 dosya yönetiminde kullanılan blokların numaralandırılmasına göre atanan bit sayısının değişmesinden oluşan türevlerdir..</text:p>
      <text:p text:style-name="P17"/>
      <text:p text:style-name="P27">NTFS </text:p>
      <text:p text:style-name="P41"><text:span text:style-name="T10">Windows NT’de tanıtılan ve şuanda kullanılmakta olan yeni teknoloji bir dosya yönetim sistemidir.Yaygın olarak kullanılan bir sistem olmasının yanında çok fazla dosya özelliğini de desteklemektedir.Örneğin giriş kontrolü gibi.</text:span>N<text:span text:style-name="T11">TFS dosyalar ve dizinlere izin atamalarının yapılabildiği bir sistemdir. NT 512 byte lık sektör boyutuna sahip olup destekleyebildiği maksimum kapasite 2 terabayttır.</text:span></text:p>
      <text:p text:style-name="P29"/>
      <text:p text:style-name="P22">ReFS</text:p>
      <text:p text:style-name="P8">Microsoft’un Windows 8 serverlerinde kullanılan yeni bir geliştirme ürünüdür.Bir çok yönüyle diğer dosya yöneticilerinden sıyrılan ReFS yeni bir işletim sistemindeki herhangi bir hataya karşı çok fazla toleranslıdır.</text:p>
      <text:p text:style-name="P8"/>
      <text:p text:style-name="P32"><text:span text:style-name="T13">Unix</text:span>’da Dosya Yönetimi</text:p>
      <text:p text:style-name="P8"/>
      <text:p text:style-name="P9"/>
      <text:p text:style-name="P9">Açık kaynaklı olan <text:span text:style-name="T13">Unix</text:span> test etmeyi ve yeni şeyler denemeyi sevdiğinden bunları hedef alır.<text:span text:style-name="T16">Sistemin temeli komut satırı üzerine kurulu olduğundan kullanıcıların sahip olduğu dosya ve klasörleri daha çok çaba karşılığında zamanla daha hızlı olmayı vadederek işleyen bir dosya yönetim sistemdir.Ve tüm dosya ve klasörler birbiri içinde hiyerarşik bir düzende iç içe geçmiş ağaç dallarını andıran bir düzende bulunur</text:span></text:p>
      <text:p text:style-name="P9"/>
      <text:p text:style-name="P8"/>
      <text:p text:style-name="P8"><text:soft-page-break/></text:p>
      <text:p text:style-name="P11">Ve popüler UNIX dosya yönetim sistemleri şu şekilde kısaca anlatılabilir:</text:p>
      <text:p text:style-name="P8"/>
      <text:p text:style-name="P8"/>
      <text:p text:style-name="P28">Ext2, Ext3, Ext4</text:p>
      <text:p text:style-name="P18">Yerli ve tamamen doğal bir dosya yönetim sistemi ve aktif olarak iyileştirme geliştirme altındadır.Ext3 daha çok Ext2’nin günlük tarzı birimle işlemsel sistem yazılımı kullanan bir uzantısı halidir.Ext4 ise Ext3’ün çok daha geliştirilmiş ve optimize edilmiş hali denebilir.</text:p>
      <text:p text:style-name="P11"/>
      <text:p text:style-name="P19"/>
      <text:p text:style-name="P37">Windows’un <text:span text:style-name="T16">Dosya Yöneticisi</text:span> Avantajları ve Dezavantajları</text:p>
      <text:p text:style-name="P37"/>
      <text:p text:style-name="P24">Kurtarılabilirlik:<text:span text:style-name="T14">Windows’un NTFS sistemi kendisinin log dosyasını kullanır ve bunu da kontrol noktası hakkındaki bilgiyi toplamak için kullanarak silinen bir dosya kurtabilir.</text:span></text:p>
      <text:p text:style-name="P42"/>
      <text:p text:style-name="P24">Sıkıştırılabilirlik:<text:span text:style-name="T15">Dosyaların sadece okunurken sıkıştırılmış durumdan çözülmesi şeklinde bu sayede normal zamanlarda hafızadan kazanç sağlanılabilir.</text:span></text:p>
      <text:p text:style-name="P43"/>
      <text:p text:style-name="P25">Stabilizasyon Sorunu: <text:span text:style-name="T14">Ve küçük boyutta çok fazla dosya bulunuyorsa bu durağanlık ve dengelemeyi engelliyor.</text:span></text:p>
      <text:p text:style-name="P44"/>
      <text:p text:style-name="P33">UNIX’in <text:span text:style-name="T16">Dosya</text:span> Yöneticisinin Avantajları Ve Dezavantajları</text:p>
      <text:p text:style-name="P44"/>
      <text:p text:style-name="P25">Avantajlar</text:p>
      <text:p text:style-name="P44"/>
      <text:p text:style-name="P44">Tüm toplu işleme olayları eş zamanlı olarak farklı kullanıcılar tarafından sorunsuz olarak sağlanabilir.</text:p>
      <text:p text:style-name="P44">Genel bağlamda her şeye kontrol hakkı verir ve topluluklar için izinler bulunmaktadır.</text:p>
      <text:p text:style-name="P44">Program geliştirme için ayrıca en uygun hale getirilmiştir.</text:p>
      <text:p text:style-name="P44">Aynı zamanda izinler sistemin güvenliğini çok iyi şekilde sağlamıştır.</text:p>
      <text:p text:style-name="P44"/>
      <text:p text:style-name="P25">Dezavantajlar</text:p>
      <text:p text:style-name="P45"/>
      <text:p text:style-name="P44">Komut satırı sadece bunu bilen programcılar için tasarlanmıştır ve aslında sistemin kontrolü için sıradan bir ev kullanıcısı olmak yetersiz kalmaktadır.</text:p>
      <text:p text:style-name="P44">Komutlar genelde çok fazla bir şekilde kısaltılmıştır ve bu kullanıcılar için anlamayı daha da güç hale getirmiştir.</text:p>
      <text:p text:style-name="P44">Ve elbetteki UNIX için bu komutların bir kısmı biraz donanım bilgisi gerektirmektedir.</text:p>
      <text:p text:style-name="P21"/>
      <text:p text:style-name="P20"/>
      <text:p text:style-name="P20"><text:soft-page-break/></text:p>
      <text:p text:style-name="P23">Cevap:200 milisaniye</text:p>
      <text:p text:style-name="P6">Toplamda 60x5=300 karakteri 1 dakikada yazan adam bunu 60 saniyede yapıyor ise 1 saniyede 5 karakter yazar.<text:span text:style-name="T12">Ve 1 karakteri de 1/5 saniyede yani 0.2 saniyede yazar.Net olarak sonucunda 1 karakter için 0.2 saniyede harcanmış olur.</text:span></text:p>
      <text:p text:style-name="P10"/>
      <text:p text:style-name="P23">Cevap:<text:span text:style-name="T18">19</text:span></text:p>
      <text:p text:style-name="P7">1 karakterin yazılması için 0.2 saniye harcandığını söylemiştik.1 saniyenin değeri 1000 milisaniye olduğundan 1 karakter için 200 milisaniye harcanır.<text:span text:style-name="T17">O halde bu işlemde <text:s/>200/10=20 adet zaman dilimi vardır.Ama işlem bir parçadan sonra ayrılıp arada kalanları istediğimiz için 20-1=19.</text:span></text:p>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09:15:07.805018807</meta:creation-date>
    <dc:date>2017-10-04T23:54:21.245069042</dc:date>
    <meta:editing-duration>PT54M27S</meta:editing-duration>
    <meta:editing-cycles>12</meta:editing-cycles>
    <meta:generator>LibreOffice/5.1.6.2$Linux_X86_64 LibreOffice_project/10m0$Build-2</meta:generator>
    <meta:document-statistic meta:table-count="0" meta:image-count="0" meta:object-count="0" meta:page-count="4" meta:paragraph-count="50" meta:word-count="800" meta:character-count="6207" meta:non-whitespace-character-count="5450"/>
  </office:meta>
</office:document-meta>
</file>